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text-align="start" style:justify-single-word="false"/>
    </style:style>
    <style:style style:name="T1" style:family="text">
      <style:text-properties officeooo:rsid="0008f7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art 0 </text:span>project 0 </text:p>
      <text:p text:style-name="Preformatted_20_Text"/>
      <text:list xml:id="list417953287" text:style-name="L1">
        <text:list-item>
          <text:p text:style-name="P1">create a folder, helloworldcpp</text:p>
        </text:list-item>
        <text:list-item>
          <text:p text:style-name="P1">create a file, helloworld.cpp, helloworldcpp</text:p>
        </text:list-item>
        <text:list-item>
          <text:p text:style-name="P1">Now, write a hello world program in cpp in helloworld.cpp file</text:p>
        </text:list-item>
        <text:list-item>
          <text:p text:style-name="P1">compile the cpp file as, c++ helloworld.cpp -o app</text:p>
        </text:list-item>
        <text:list-item>
          <text:p text:style-name="P1">run the cpp binary as, ./app</text:p>
        </text:list-item>
        <text:list-item>
          <text:p text:style-name="P1">finally, delete app, the c<text:span text:style-name="T1">++</text:span> binary</text:p>
        </text:list-item>
      </text:list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5T01:52:09.440577653</dc:date>
    <meta:editing-duration>PT1M5S</meta:editing-duration>
    <meta:editing-cycles>1</meta:editing-cycles>
    <meta:document-statistic meta:table-count="0" meta:image-count="0" meta:object-count="0" meta:page-count="1" meta:paragraph-count="7" meta:word-count="51" meta:character-count="272" meta:non-whitespace-character-count="233"/>
    <meta:generator>LibreOffice/6.4.4.2$Linux_X86_64 LibreOffice_project/40$Build-2</meta:generator>
  </office:meta>
</office:document-meta>
</file>